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baba5" officeooo:paragraph-rsid="000baba5"/>
    </style:style>
    <style:style style:name="P2" style:family="paragraph" style:parent-style-name="Standard">
      <style:text-properties officeooo:paragraph-rsid="000baba5"/>
    </style:style>
    <style:style style:name="P3" style:family="paragraph" style:parent-style-name="Standard">
      <style:text-properties officeooo:rsid="000d0840" officeooo:paragraph-rsid="000d0840"/>
    </style:style>
    <style:style style:name="P4" style:family="paragraph" style:parent-style-name="Standard">
      <style:text-properties officeooo:paragraph-rsid="000d0840"/>
    </style:style>
    <style:style style:name="P5" style:family="paragraph" style:parent-style-name="Standard">
      <style:text-properties officeooo:rsid="000e6e62" officeooo:paragraph-rsid="000e6e62"/>
    </style:style>
    <style:style style:name="P6" style:family="paragraph" style:parent-style-name="Standard">
      <style:text-properties officeooo:paragraph-rsid="000e6e62"/>
    </style:style>
    <style:style style:name="P7" style:family="paragraph" style:parent-style-name="Standard">
      <style:text-properties officeooo:paragraph-rsid="001754ff"/>
    </style:style>
    <style:style style:name="P8" style:family="paragraph" style:parent-style-name="Standard">
      <style:text-properties officeooo:rsid="001754ff" officeooo:paragraph-rsid="001754ff"/>
    </style:style>
    <style:style style:name="P9" style:family="paragraph" style:parent-style-name="Standard">
      <style:text-properties officeooo:rsid="001b9cbf" officeooo:paragraph-rsid="001b9cbf"/>
    </style:style>
    <style:style style:name="P10" style:family="paragraph" style:parent-style-name="Standard">
      <style:text-properties officeooo:rsid="002088f8" officeooo:paragraph-rsid="002088f8"/>
    </style:style>
    <style:style style:name="P11" style:family="paragraph" style:parent-style-name="Standard">
      <style:text-properties officeooo:paragraph-rsid="001b9cbf"/>
    </style:style>
    <style:style style:name="P12" style:family="paragraph" style:parent-style-name="Standard">
      <style:text-properties officeooo:rsid="002a3cc6" officeooo:paragraph-rsid="002a3cc6"/>
    </style:style>
    <style:style style:name="P13" style:family="paragraph" style:parent-style-name="Standard">
      <style:text-properties officeooo:rsid="002a83b9" officeooo:paragraph-rsid="002a83b9"/>
    </style:style>
    <style:style style:name="P14" style:family="paragraph" style:parent-style-name="Standard">
      <style:text-properties officeooo:rsid="002b1746" officeooo:paragraph-rsid="002b1746"/>
    </style:style>
    <style:style style:name="P15" style:family="paragraph" style:parent-style-name="Standard">
      <style:text-properties officeooo:rsid="002b1746" officeooo:paragraph-rsid="002ed090"/>
    </style:style>
    <style:style style:name="P16" style:family="paragraph" style:parent-style-name="Standard">
      <style:text-properties officeooo:rsid="002ed090" officeooo:paragraph-rsid="002ed090"/>
    </style:style>
    <style:style style:name="P17" style:family="paragraph" style:parent-style-name="Standard" style:list-style-name="L1"/>
    <style:style style:name="P18" style:family="paragraph" style:parent-style-name="Standard" style:list-style-name="L2">
      <style:text-properties officeooo:paragraph-rsid="000d0840"/>
    </style:style>
    <style:style style:name="P19" style:family="paragraph" style:parent-style-name="Standard" style:list-style-name="L2">
      <style:text-properties officeooo:rsid="000d0840" officeooo:paragraph-rsid="000d0840"/>
    </style:style>
    <style:style style:name="P20" style:family="paragraph" style:parent-style-name="Standard" style:list-style-name="L3">
      <style:text-properties officeooo:paragraph-rsid="000e6e62"/>
    </style:style>
    <style:style style:name="P21" style:family="paragraph" style:parent-style-name="Standard" style:list-style-name="L3">
      <style:text-properties officeooo:rsid="000e6e62" officeooo:paragraph-rsid="000e6e62"/>
    </style:style>
    <style:style style:name="P22" style:family="paragraph" style:parent-style-name="Standard" style:list-style-name="L4">
      <style:text-properties officeooo:paragraph-rsid="000baba5"/>
    </style:style>
    <style:style style:name="P23" style:family="paragraph" style:parent-style-name="Standard" style:list-style-name="L4">
      <style:text-properties officeooo:rsid="000baba5" officeooo:paragraph-rsid="000baba5"/>
    </style:style>
    <style:style style:name="P24" style:family="paragraph" style:parent-style-name="Standard" style:list-style-name="L5">
      <style:text-properties officeooo:paragraph-rsid="001754ff"/>
    </style:style>
    <style:style style:name="P25" style:family="paragraph" style:parent-style-name="Standard" style:list-style-name="L5">
      <style:text-properties officeooo:rsid="001754ff" officeooo:paragraph-rsid="001754ff"/>
    </style:style>
    <style:style style:name="P26" style:family="paragraph" style:parent-style-name="Standard" style:list-style-name="L6">
      <style:text-properties officeooo:rsid="001754ff" officeooo:paragraph-rsid="001754ff"/>
    </style:style>
    <style:style style:name="P27" style:family="paragraph" style:parent-style-name="Standard" style:list-style-name="L6">
      <style:text-properties officeooo:paragraph-rsid="001754ff"/>
    </style:style>
    <style:style style:name="P28" style:family="paragraph" style:parent-style-name="Standard" style:list-style-name="L6">
      <style:text-properties officeooo:paragraph-rsid="001906c4"/>
    </style:style>
    <style:style style:name="P29" style:family="paragraph" style:parent-style-name="Standard" style:list-style-name="L7">
      <style:text-properties officeooo:paragraph-rsid="001b9cbf"/>
    </style:style>
    <style:style style:name="P30" style:family="paragraph" style:parent-style-name="Standard" style:list-style-name="L7">
      <style:text-properties officeooo:rsid="001b9cbf" officeooo:paragraph-rsid="001b9cbf"/>
    </style:style>
    <style:style style:name="P31" style:family="paragraph" style:parent-style-name="Standard" style:list-style-name="L8">
      <style:text-properties officeooo:rsid="002a83b9" officeooo:paragraph-rsid="002a83b9"/>
    </style:style>
    <style:style style:name="P32" style:family="paragraph" style:parent-style-name="Standard" style:list-style-name="L9">
      <style:text-properties officeooo:rsid="002b1746" officeooo:paragraph-rsid="002b1746"/>
    </style:style>
    <style:style style:name="P33" style:family="paragraph" style:parent-style-name="Standard" style:list-style-name="L9">
      <style:text-properties officeooo:rsid="002b1746" officeooo:paragraph-rsid="002ed090"/>
    </style:style>
    <style:style style:name="P34" style:family="paragraph" style:parent-style-name="Standard" style:list-style-name="L10">
      <style:text-properties officeooo:rsid="002ed090" officeooo:paragraph-rsid="002ed090"/>
    </style:style>
    <style:style style:name="P35" style:family="paragraph" style:parent-style-name="Standard" style:list-style-name="L10">
      <style:text-properties officeooo:rsid="00340cc8" officeooo:paragraph-rsid="00340cc8"/>
    </style:style>
    <style:style style:name="T1" style:family="text">
      <style:text-properties officeooo:rsid="000ce582"/>
    </style:style>
    <style:style style:name="T2" style:family="text">
      <style:text-properties officeooo:rsid="000d0840"/>
    </style:style>
    <style:style style:name="T3" style:family="text">
      <style:text-properties officeooo:rsid="000e6e62"/>
    </style:style>
    <style:style style:name="T4" style:family="text">
      <style:text-properties officeooo:rsid="001754ff"/>
    </style:style>
    <style:style style:name="T5" style:family="text">
      <style:text-properties officeooo:rsid="001b9cb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Kubectl commands:</text:p>
      <text:list xml:id="list4175650597" text:style-name="L1">
        <text:list-item>
          <text:p text:style-name="P17"><text:s/>curl -LO https://storage.googleapis.com/kubernetes-release/release/`curl -s <text:a xlink:type="simple" xlink:href="https://storage.googleapis.com/kubernetes-release/release/stable.txt" text:style-name="Internet_20_link" text:visited-style-name="Visited_20_Internet_20_Link">https://storage.googleapis.com/kubernetes-release/release/stable.txt</text:a>`/bin/linux/amd64/kubectl</text:p>
          <text:p text:style-name="P17"/>
        </text:list-item>
        <text:list-item>
          <text:p text:style-name="P17"><text:s/>https://storage.googleapis.com/kubernetes-release/release/`curl -s <text:a xlink:type="simple" xlink:href="https://storage.googleapis.com/kubernetes-release/release/stable.txt" text:style-name="Internet_20_link" text:visited-style-name="Visited_20_Internet_20_Link">https://storage.googleapis.com/kubernetes-release/release/stable.txt</text:a>`/bin/linux/amd64/kubectl</text:p>
          <text:p text:style-name="P17"/>
        </text:list-item>
        <text:list-item>
          <text:p text:style-name="P17"><text:s/>sudo apt install cur<text:span text:style-name="T2">l</text:span></text:p>
          <text:p text:style-name="P17"/>
        </text:list-item>
        <text:list-item>
          <text:p text:style-name="P17">chmod +x ./kubectl</text:p>
          <text:p text:style-name="P17"/>
        </text:list-item>
        <text:list-item>
          <text:p text:style-name="P17">sudo mv ./kubectl /usr/local/bin/kubectl</text:p>
          <text:p text:style-name="P17"/>
        </text:list-item>
        <text:list-item>
          <text:p text:style-name="P17">kubectl version –client</text:p>
        </text:list-item>
      </text:list>
      <text:p text:style-name="Standard"/>
      <text:p text:style-name="Standard"/>
      <text:p text:style-name="Standard"/>
      <text:p text:style-name="P3">Minikube:</text:p>
      <text:list xml:id="list725800116" text:style-name="L2">
        <text:list-item>
          <text:p text:style-name="P19">curl -Lo minikube https://storage.googleapis.com/minikube/releases/latest/minikube-linux-amd64 <text:s text:c="2"/>&amp;&amp; chmod +x minikube</text:p>
          <text:p text:style-name="P18"/>
        </text:list-item>
        <text:list-item>
          <text:p text:style-name="P18">curl -LO https://storage.googleapis.com/minikube/releases/latest/minikube_latest_amd64.deb</text:p>
          <text:p text:style-name="P18"/>
        </text:list-item>
        <text:list-item>
          <text:p text:style-name="P18">minikube start</text:p>
        </text:list-item>
      </text:list>
      <text:p text:style-name="P4"/>
      <text:list xml:id="list151345696504532" text:continue-numbering="true" text:style-name="L2">
        <text:list-item>
          <text:p text:style-name="P18">sudo mkdir -p /usr/local/bin/</text:p>
          <text:p text:style-name="P18"/>
        </text:list-item>
        <text:list-item>
          <text:p text:style-name="P18">sudo install minikube /usr/local/bin/</text:p>
        </text:list-item>
      </text:list>
      <text:p text:style-name="P4"/>
      <text:list xml:id="list151344816175274" text:continue-numbering="true" text:style-name="L2">
        <text:list-item>
          <text:p text:style-name="P18">apt-get install minikub<text:span text:style-name="T3">e</text:span></text:p>
          <text:p text:style-name="P18"/>
        </text:list-item>
        <text:list-item>
          <text:p text:style-name="P18">sudo dpkg -i minikube_latest_amd64.deb</text:p>
        </text:list-item>
      </text:list>
      <text:p text:style-name="P4"/>
      <text:p text:style-name="P4"/>
      <text:p text:style-name="P4"/>
      <text:p text:style-name="P5">Virtualbox:</text:p>
      <text:list xml:id="list222266757" text:style-name="L3">
        <text:list-item>
          <text:p text:style-name="P21">sudo apt-get install virtualbox</text:p>
        </text:list-item>
      </text:list>
      <text:p text:style-name="P6"/>
      <text:list xml:id="list151345693930807" text:continue-numbering="true" text:style-name="L3">
        <text:list-item>
          <text:p text:style-name="P20">sudo apt install virtualbox virtualbox-ext-pack</text:p>
          <text:p text:style-name="P20"/>
        </text:list-item>
      </text:list>
      <text:p text:style-name="P4"/>
      <text:p text:style-name="Standard"/>
      <text:p text:style-name="P1">Npm <text:span text:style-name="T1">and Surge and Node and yarn</text:span></text:p>
      <text:list xml:id="list1922321554" text:style-name="L4">
        <text:list-item>
          <text:p text:style-name="P23">npm –version</text:p>
          <text:p text:style-name="P22"/>
        </text:list-item>
        <text:list-item>
          <text:p text:style-name="P22">sudo apt install npm</text:p>
          <text:p text:style-name="P22"/>
        </text:list-item>
        <text:list-item>
          <text:p text:style-name="P22">sudo npm install -g surge</text:p>
          <text:p text:style-name="P22"/>
        </text:list-item>
        <text:list-item>
          <text:p text:style-name="P22"><text:soft-page-break/>surge token</text:p>
          <text:p text:style-name="P22"/>
        </text:list-item>
        <text:list-item>
          <text:p text:style-name="P22"><text:span text:style-name="T1">sudo </text:span>node install -g surge</text:p>
          <text:p text:style-name="P22"/>
        </text:list-item>
        <text:list-item>
          <text:p text:style-name="P22">sudo apt install nodejs</text:p>
          <text:p text:style-name="P22"/>
        </text:list-item>
        <text:list-item>
          <text:p text:style-name="P22">npm install -g yarn</text:p>
          <text:p text:style-name="P22"/>
        </text:list-item>
        <text:list-item>
          <text:p text:style-name="P22">sudo npm install -g npx</text:p>
        </text:list-item>
      </text:list>
      <text:p text:style-name="P2"/>
      <text:p text:style-name="P10"/>
      <text:p text:style-name="P2"/>
      <text:p text:style-name="P8">React App:</text:p>
      <text:list xml:id="list3857299011" text:style-name="L5">
        <text:list-item>
          <text:p text:style-name="P25">sudo npm install -g create-react-app</text:p>
          <text:p text:style-name="P24"/>
        </text:list-item>
      </text:list>
      <text:list xml:id="list1579205687" text:style-name="L6">
        <text:list-item>
          <text:p text:style-name="P26">sudo npm install react-router-dom</text:p>
          <text:p text:style-name="P27"/>
        </text:list-item>
        <text:list-item>
          <text:p text:style-name="P27"><text:s/>npx create-react-app <text:span text:style-name="T4">name_of_app</text:span></text:p>
          <text:p text:style-name="P27"/>
        </text:list-item>
        <text:list-item>
          <text:p text:style-name="P28">cd <text:span text:style-name="T4">name_of_app</text:span>/</text:p>
          <text:p text:style-name="P27"/>
        </text:list-item>
        <text:list-item>
          <text:p text:style-name="P27"><text:s/>code .</text:p>
          <text:p text:style-name="P27"/>
        </text:list-item>
        <text:list-item>
          <text:p text:style-name="P27">yarn start</text:p>
        </text:list-item>
      </text:list>
      <text:p text:style-name="P7"/>
      <text:p text:style-name="P9"/>
      <text:p text:style-name="P9"/>
      <text:p text:style-name="P9">Update and Upgrade:</text:p>
      <text:list xml:id="list3417944674" text:style-name="L7">
        <text:list-item>
          <text:p text:style-name="P30">sudo apt-get update</text:p>
          <text:p text:style-name="P29"/>
        </text:list-item>
        <text:list-item>
          <text:p text:style-name="P29">sudo apt-get up<text:span text:style-name="T5">grade</text:span></text:p>
          <text:p text:style-name="P29"/>
        </text:list-item>
      </text:list>
      <text:p text:style-name="P11"/>
      <text:p text:style-name="P12">Github desktop</text:p>
      <text:list xml:id="list2960113710" text:style-name="L8">
        <text:list-item>
          <text:p text:style-name="P31">sudo apt install github-desktop</text:p>
        </text:list-item>
      </text:list>
      <text:p text:style-name="P13"/>
      <text:p text:style-name="P13"/>
      <text:p text:style-name="P13"/>
      <text:p text:style-name="P13"/>
      <text:p text:style-name="P14">type script: </text:p>
      <text:p text:style-name="P14"/>
      <text:list xml:id="list2015062824" text:style-name="L9">
        <text:list-item>
          <text:p text:style-name="P32">tsc -v</text:p>
        </text:list-item>
        <text:list-item>
          <text:p text:style-name="P32">sudo npm install <text:a xlink:type="simple" xlink:href="mailto:typescript@beta" text:style-name="Internet_20_link" text:visited-style-name="Visited_20_Internet_20_Link">typescript@beta</text:a></text:p>
        </text:list-item>
        <text:list-item>
          <text:p text:style-name="P32">sudo npm install -g <text:s/>typescript@beta</text:p>
        </text:list-item>
        <text:list-item>
          <text:p text:style-name="P32">npm in</text:p>
        </text:list-item>
        <text:list-item>
          <text:p text:style-name="P32">tsc –init</text:p>
        </text:list-item>
        <text:list-item>
          <text:p text:style-name="P32">npx create-react-app quizapp --template typescript</text:p>
        </text:list-item>
        <text:list-item>
          <text:p text:style-name="P32">tsc src/sample1.ts</text:p>
        </text:list-item>
        <text:list-item>
          <text:p text:style-name="P33"><text:a xlink:type="simple" xlink:href="https://opentdb.com/api_config.php" text:style-name="Internet_20_link" text:visited-style-name="Visited_20_Internet_20_Link">https://opentdb.com/api_config.php</text:a></text:p>
          <text:p text:style-name="P33"><text:soft-page-break/></text:p>
        </text:list-item>
      </text:list>
      <text:p text:style-name="P15"/>
      <text:p text:style-name="P16"/>
      <text:p text:style-name="P16">Redux app</text:p>
      <text:list xml:id="list1397607704" text:style-name="L10">
        <text:list-item>
          <text:p text:style-name="P34">npx create-react-app redux_app</text:p>
        </text:list-item>
        <text:list-item>
          <text:p text:style-name="P34">npm i redux react-redux</text:p>
        </text:list-item>
        <text:list-item>
          <text:p text:style-name="P35">npm install redux @rejuxjs/toolkit</text:p>
        </text:list-item>
        <text:list-item>
          <text:p text:style-name="P35">npx create-react-app my-app –template redux</text:p>
        </text:list-item>
        <text:list-item>
          <text:p text:style-name="P35">yarn start </text:p>
        </text:list-item>
        <text:list-item>
          <text:p text:style-name="P35">npm install --save-dev miragejs</text:p>
        </text:list-item>
        <text:list-item>
          <text:p text:style-name="P35">yarn add --dev miragejs</text:p>
        </text:list-item>
      </text:list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15T16:51:55.322574466</meta:creation-date>
    <dc:date>2020-09-19T15:13:43.384115261</dc:date>
    <meta:editing-duration>PT1H22M57S</meta:editing-duration>
    <meta:editing-cycles>25</meta:editing-cycles>
    <meta:generator>LibreOffice/6.0.7.3$Linux_X86_64 LibreOffice_project/00m0$Build-3</meta:generator>
    <meta:document-statistic meta:table-count="0" meta:image-count="0" meta:object-count="0" meta:page-count="3" meta:paragraph-count="81" meta:word-count="264" meta:character-count="1815" meta:non-whitespace-character-count="1672"/>
  </office:meta>
</office:document-meta>
</file>